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926" officeooo:paragraph-rsid="001669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a galera, compartilhando aqui uma lista de 74 cursos de programação gratuitos! 😱😱😱 Bora estudar! 💪💪💪</text:p>
      <text:p text:style-name="P1">===== FRONTEND =====</text:p>
      <text:p text:style-name="P1">Curso Completo de HTML5 (42 aulas)</text:p>
      <text:p text:style-name="P1">https://goo.gl/SD4p4g</text:p>
      <text:p text:style-name="P1">Curso Aprenda HTML em 1 hora (22 aulas)</text:p>
      <text:p text:style-name="P1">https://goo.gl/1kfBCZ</text:p>
      <text:p text:style-name="P1">Curso completo de CSS3 (22 aulas)</text:p>
      <text:p text:style-name="P1">https://goo.gl/ebjzVG</text:p>
      <text:p text:style-name="P1">Curso Básico de CSS (12 aulas)</text:p>
      <text:p text:style-name="P1">https://goo.gl/s98HNb</text:p>
      <text:p text:style-name="P1">Curso de Bootstrap (16 aulas)</text:p>
      <text:p text:style-name="P1">https://goo.gl/xFDOxT</text:p>
      <text:p text:style-name="P1">Curso de Less (6 aulas)</text:p>
      <text:p text:style-name="P1">https://goo.gl/Y5UkLQ</text:p>
      <text:p text:style-name="P1">Curso de Sass (18 aulas)(inglês)</text:p>
      <text:p text:style-name="P1">https://goo.gl/DzRv1e</text:p>
      <text:p text:style-name="P1">Curso de CSS3 com Sass e Compass (9 aulas)</text:p>
      <text:p text:style-name="P1">https://goo.gl/bAO0hE</text:p>
      <text:p text:style-name="P1">Curso completo de Javascript (46 aulas)</text:p>
      <text:p text:style-name="P1">https://goo.gl/zfjfkQ</text:p>
      <text:p text:style-name="P1">Curso Completo de jQuery (56 aulas)</text:p>
      <text:p text:style-name="P1">https://goo.gl/tHdIZ7</text:p>
      <text:p text:style-name="P1">Curso de Angular (17 aulas)</text:p>
      <text:p text:style-name="P1">https://goo.gl/6rT9ZC</text:p>
      <text:p text:style-name="P1">Curso de Angular 2 (56 aulas)</text:p>
      <text:p text:style-name="P1">https://goo.gl/mxPqRt</text:p>
      <text:p text:style-name="P1">===== BACKEND =====</text:p>
      <text:p text:style-name="P1">Curso Básico de PHP (20 aulas)</text:p>
      <text:p text:style-name="P1">https://goo.gl/wLra9o</text:p>
      <text:p text:style-name="P1">Curso Completo de PHP (108 aulas)</text:p>
      <text:p text:style-name="P1">https://goo.gl/1th6ok</text:p>
      <text:p text:style-name="P1">Curso de NodeJS (21 aulas)</text:p>
      <text:p text:style-name="P1">https://goo.gl/6kGFk6</text:p>
      <text:p text:style-name="P1">Curso de Aplicações Web Ricas com ExtJS (44 aulas)</text:p>
      <text:p text:style-name="P1">https://goo.gl/tMZDvv</text:p>
      <text:p text:style-name="P1">Curso de Ruby (15 aulas)</text:p>
      <text:p text:style-name="P1">https://goo.gl/LcHcn4</text:p>
      <text:p text:style-name="P1">Curso de Ruby On Rails (49 aulas)</text:p>
      <text:p text:style-name="P1">https://goo.gl/4oXEAP</text:p>
      <text:p text:style-name="P1">Curso de Gulp (11 aulas)(inglês)</text:p>
      <text:p text:style-name="P1">https://goo.gl/dgs7On</text:p>
      <text:p text:style-name="P1">Curso de Grunt (16 aulas)(inglês)</text:p>
      <text:p text:style-name="P1">https://goo.gl/8KZskT</text:p>
      <text:p text:style-name="P1">===== FRAMEWORKS DE PHP =====</text:p>
      <text:p text:style-name="P1">Curso de Laravel (23 aulas)</text:p>
      <text:p text:style-name="P1">https://goo.gl/C8RaxI</text:p>
      <text:p text:style-name="P1">Curso de CodeIgniter (12 aulas)</text:p>
      <text:p text:style-name="P1">https://goo.gl/A39ge0</text:p>
      <text:p text:style-name="P1">Curso de Zend 2 (29 aulas)</text:p>
      <text:p text:style-name="P1">https://goo.gl/nDkesr</text:p>
      <text:p text:style-name="P1">Curso de Zend 3 (13 aulas)(inglês)</text:p>
      <text:p text:style-name="P1"><text:soft-page-break/>https://goo.gl/N1PBQV</text:p>
      <text:p text:style-name="P1">===== BANCO DE DADOS =====</text:p>
      <text:p text:style-name="P1">Curso Completo de MySQL (37 aulas)</text:p>
      <text:p text:style-name="P1">https://goo.gl/wom29p</text:p>
      <text:p text:style-name="P1">Curso de MongoDB (9 aulas)</text:p>
      <text:p text:style-name="P1">https://goo.gl/xc1LAo</text:p>
      <text:p text:style-name="P1">===== CMS =====</text:p>
      <text:p text:style-name="P1">Curso Básico de Wordpress (34 aulas)</text:p>
      <text:p text:style-name="P1">https://goo.gl/VTa3aV</text:p>
      <text:p text:style-name="P1">Curso Completo de Criação de Temas para Wordpress (31 aulas)</text:p>
      <text:p text:style-name="P1">https://goo.gl/10vlHM</text:p>
      <text:p text:style-name="P1">Curso Completo de criação de Portais com Wordpress (65 aulas)</text:p>
      <text:p text:style-name="P1">https://goo.gl/5ravtU</text:p>
      <text:p text:style-name="P1">Curso de Desenvolvimento de Plugins para o Wordpress (15 Aulas)</text:p>
      <text:p text:style-name="P1">https://goo.gl/ozs8Yf</text:p>
      <text:p text:style-name="P1">Curso Básico de Magento (39 aulas)</text:p>
      <text:p text:style-name="P1">https://goo.gl/bBJnFx</text:p>
      <text:p text:style-name="P1">Curso Express de Desenvolimento de Temas para o Magento (4 aulas)</text:p>
      <text:p text:style-name="P1">https://goo.gl/9CmbJo</text:p>
      <text:p text:style-name="P1">Curso Completo de Desenvolvimento de Temas para o Magento (25 aulas)(inglês)</text:p>
      <text:p text:style-name="P1">https://goo.gl/6XsLRx</text:p>
      <text:p text:style-name="P1">Curso de Desenvolvimento de Módulos para o Magento (10 aulas)(inglês)</text:p>
      <text:p text:style-name="P1">https://goo.gl/mZoxJ3</text:p>
      <text:p text:style-name="P1">Curso Básico de Drupal 7 (40 aulas)</text:p>
      <text:p text:style-name="P1">https://goo.gl/VpxzLl</text:p>
      <text:p text:style-name="P1">Curso de Views no Drupal 7 (30 aulas)(Português de Portugal)</text:p>
      <text:p text:style-name="P1">https://goo.gl/RKZidV</text:p>
      <text:p text:style-name="P1">Curso de Desenvolvimento de Temas para o Drupal 7 (58 aulas)(Português de Portugal)</text:p>
      <text:p text:style-name="P1">https://goo.gl/qn75XT</text:p>
      <text:p text:style-name="P1">Curso de Desenvolvimento de Módulos para o Drupal 7 (11 aulas)(inglês)</text:p>
      <text:p text:style-name="P1">https://goo.gl/99NW2O</text:p>
      <text:p text:style-name="P1">===== MOBILE =====</text:p>
      <text:p text:style-name="P1">Curso de Desenvolvimento de Apps para Android (30 aulas)</text:p>
      <text:p text:style-name="P1">https://goo.gl/btlCUv</text:p>
      <text:p text:style-name="P1">Curso de Desenvolvimento de Apps para iOS com Swift (28 aulas)</text:p>
      <text:p text:style-name="P1">https://goo.gl/RyuNoA</text:p>
      <text:p text:style-name="P1">Curso de Desenvolvimento de Apps para iOS com Objective C (51 aulas)</text:p>
      <text:p text:style-name="P1">https://goo.gl/0bq0kC</text:p>
      <text:p text:style-name="P1">Curso de Desenvolvimento de Apps com PhoneGap/Cordova (34 aulas)</text:p>
      <text:p text:style-name="P1">https://goo.gl/GDXSsX</text:p>
      <text:p text:style-name="P1">Curso de Desenvolvimento de Apps com Ionic (14 aulas)</text:p>
      <text:p text:style-name="P1">https://goo.gl/xQlBmA</text:p>
      <text:p text:style-name="P1">Curso de Desenvolvimento de Apps com Ionic 2 (10 aulas)</text:p>
      <text:p text:style-name="P1">https://goo.gl/i3PVo7</text:p>
      <text:p text:style-name="P1">Curso Recriando o Uber com Ionic 2 (19 aulas)(inglês)</text:p>
      <text:p text:style-name="P1">https://goo.gl/B9KyHL</text:p>
      <text:p text:style-name="P1">Curso Criando um App de gestão financeira com Ionic 2 (10 aulas)</text:p>
      <text:p text:style-name="P1">https://goo.gl/EUzvuY</text:p>
      <text:p text:style-name="P1">Curso de Interfaces Responsivas com jQuery Mobile (20 aulas)</text:p>
      <text:p text:style-name="P1">https://goo.gl/0KCCg2</text:p>
      <text:p text:style-name="P1">Curso de Interfaces Responsivas com Sencha Touch (6 aulas)</text:p>
      <text:p text:style-name="P1">https://goo.gl/JktVlX</text:p>
      <text:p text:style-name="P1"><text:soft-page-break/>===== SERVIDORES =====</text:p>
      <text:p text:style-name="P1">Curso Básico de GIT (8 aulas)</text:p>
      <text:p text:style-name="P1">https://goo.gl/OSdCBS</text:p>
      <text:p text:style-name="P1">Curso Configurando um Servidor Cloud na Digital Ocean (3 aulas)</text:p>
      <text:p text:style-name="P1">https://goo.gl/8sr22C</text:p>
      <text:p text:style-name="P1">Curso Configurando um Servidor Amazon AWS (7 aulas)</text:p>
      <text:p text:style-name="P1">https://goo.gl/qfnmAJ</text:p>
      <text:p text:style-name="P1">Curso Básico de Linux Debian (17 aulas)</text:p>
      <text:p text:style-name="P1">https://goo.gl/FLfXN9</text:p>
      <text:p text:style-name="P1">Curso Completo de Linux Ubuntu (81 aulas)</text:p>
      <text:p text:style-name="P1">https://goo.gl/rPpgkl</text:p>
      <text:p text:style-name="P1">Curso Completo de Servidor Linux Debian (35 aulas)</text:p>
      <text:p text:style-name="P1">https://goo.gl/sNk7xU</text:p>
      <text:p text:style-name="P1">Curso Avançado de Linux Ubuntu - Comandos no Terminal (15 aulas)</text:p>
      <text:p text:style-name="P1">https://goo.gl/KA6S70</text:p>
      <text:p text:style-name="P1">Curso de Windows Server 2016 (15 aulas)</text:p>
      <text:p text:style-name="P1">https://goo.gl/WnnYqX</text:p>
      <text:p text:style-name="P1">Curso de CPanel (30 aulas)</text:p>
      <text:p text:style-name="P1">h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1:00:54.165711619</meta:creation-date>
    <dc:date>2017-07-15T11:01:54.802652295</dc:date>
    <meta:editing-duration>PT1M8S</meta:editing-duration>
    <meta:editing-cycles>1</meta:editing-cycles>
    <meta:document-statistic meta:table-count="0" meta:image-count="0" meta:object-count="0" meta:page-count="3" meta:paragraph-count="122" meta:word-count="535" meta:character-count="3969" meta:non-whitespace-character-count="3556"/>
    <meta:generator>LibreOffice/5.1.4.2$Linux_x86 LibreOffice_project/10m0$Build-2</meta:generator>
  </office:meta>
</office:document-meta>
</file>